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lid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pen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lid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pen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23:12:16.064818478</meta:creation-date>
    <dc:date>2023-01-31T23:14:04.224002322</dc:date>
    <meta:editing-duration>PT1M48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